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 style:master-page-name="Standard">
      <style:table-properties style:width="17.914cm" style:page-number="auto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2" style:family="table-row">
      <style:table-row-properties style:min-row-height="0.559cm" fo:keep-together="always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677fea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officeooo:paragraph-rsid="0065e9b6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77fea" officeooo:paragraph-rsid="00677fea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11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70e7b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fo:background-color="transparent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6f9a2a" fo:background-color="transparent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0e7b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24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670e7b" style:font-size-asian="8pt" style:font-size-complex="8pt"/>
    </style:style>
    <style:style style:name="P25" style:family="paragraph" style:parent-style-name="Standard">
      <style:paragraph-properties fo:line-height="100%" style:writing-mode="lr-tb"/>
      <style:text-properties style:font-name="Arial1" fo:font-size="8pt" officeooo:paragraph-rsid="0067bac1" fo:background-color="transparent" style:font-size-asian="8pt" style:font-size-complex="8pt"/>
    </style:style>
    <style:style style:name="P26" style:family="paragraph" style:parent-style-name="Standard">
      <style:paragraph-properties fo:line-height="100%" style:writing-mode="lr-tb"/>
      <style:text-properties style:font-name="Arial1" fo:font-size="8pt" officeooo:paragraph-rsid="005c7085" fo:background-color="transparent" style:font-size-asian="8pt" style:font-size-complex="8pt"/>
    </style:style>
    <style:style style:name="P27" style:family="paragraph" style:parent-style-name="Standard">
      <style:paragraph-properties fo:line-height="100%" style:writing-mode="lr-tb"/>
      <style:text-properties style:font-name="Arial1" fo:font-size="8pt" officeooo:paragraph-rsid="001f538c" fo:background-color="transparent" style:font-size-asian="8pt" style:font-size-complex="8pt"/>
    </style:style>
    <style:style style:name="P28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29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1f538c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3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31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65e9b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T1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" style:family="text">
      <style:text-properties style:use-window-font-color="true" loext:opacity="0%" style:font-name="Arial1"/>
    </style:style>
    <style:style style:name="T3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4" style:family="text">
      <style:text-properties style:use-window-font-color="true" loext:opacity="0%" style:font-name="Arial1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style:font-name="Arial1" fo:language="ru" fo:country="RU" style:text-underline-style="non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style:font-name="Arial1" fo:language="ru" fo:country="RU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style:font-name="Arial1" fo:language="ru" fo:country="RU" officeooo:rsid="000dca5f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style:font-name="Arial1" fo:language="ru" fo:country="RU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0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11" style:family="text">
      <style:text-properties style:use-window-font-color="true" loext:opacity="0%" style:font-name="Arial1" officeooo:rsid="00400038"/>
    </style:style>
    <style:style style:name="T12" style:family="text">
      <style:text-properties style:use-window-font-color="true" loext:opacity="0%" style:font-name="Arial1" fo:language="en" fo:country="US" fo:font-weight="normal" officeooo:rsid="00670e7b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loext:opacity="0%" style:font-name="Arial1" fo:language="en" fo:country="US" officeooo:rsid="00670e7b" style:letter-kerning="tru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4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style:font-name-asian="Times New Roman" style:language-asian="zxx" style:country-asian="none" style:font-name-complex="Arial1" style:language-complex="ar" style:country-complex="SA"/>
    </style:style>
    <style:style style:name="T15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bb83d" style:font-name-asian="Times New Roman" style:language-asian="zxx" style:country-asian="none" style:font-name-complex="Arial1" style:language-complex="ar" style:country-complex="SA"/>
    </style:style>
    <style:style style:name="T16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efdaf" style:font-name-asian="Times New Roman" style:language-asian="zxx" style:country-asian="none" style:font-name-complex="Arial1" style:language-complex="ar" style:country-complex="SA"/>
    </style:style>
    <style:style style:name="T17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8" style:family="text">
      <style:text-properties style:use-window-font-color="true" loext:opacity="0%" style:font-name="Arial1" fo:language="en" fo:country="US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9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0" style:family="text">
      <style:text-properties style:use-window-font-color="true" loext:opacity="0%" style:font-name="Arial1" fo:language="en" fo:country="US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1" style:family="text">
      <style:text-properties style:use-window-font-color="true" loext:opacity="0%" style:font-name="Arial1" fo:language="en" fo:country="US" officeooo:rsid="00670e7b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2" style:family="text">
      <style:text-properties style:use-window-font-color="true" loext:opacity="0%" style:font-name="Arial1" fo:language="en" fo:country="US" officeooo:rsid="000dca5f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3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DejaVu Sans" style:language-complex="zxx" style:country-complex="none"/>
    </style:style>
    <style:style style:name="T24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Arial1" style:language-complex="zxx" style:country-complex="none"/>
    </style:style>
    <style:style style:name="T25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DejaVu Sans" style:language-asian="zxx" style:country-asian="none" style:font-name-complex="DejaVu Sans" style:language-complex="zxx" style:country-complex="none"/>
    </style:style>
    <style:style style:name="T26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7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8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9" style:family="text">
      <style:text-properties fo:color="#000000" loext:opacity="100%" fo:letter-spacing="0.002cm" fo:language="en" fo:country="US" style:text-underline-style="solid" style:text-underline-width="auto" style:text-underline-color="font-color" fo:font-weight="normal" officeooo:rsid="00670e7b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30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1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2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670e7b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3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4" style:family="text">
      <style:text-properties fo:color="#000000" loext:opacity="100%" style:font-name="Arial1" fo:font-size="10pt" fo:letter-spacing="0.004cm" fo:language="ru" fo:country="RU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5" style:family="text">
      <style:text-properties fo:color="#000000" loext:opacity="100%" style:font-name="Arial1" fo:font-size="10pt" fo:letter-spacing="0.004cm" fo:language="en" fo:country="US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6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7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name-complex="Arial1" style:font-size-complex="9pt" style:language-complex="zxx" style:country-complex="none" style:font-style-complex="normal"/>
    </style:style>
    <style:style style:name="T38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39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40" style:family="text">
      <style:text-properties fo:color="#000000" loext:opacity="100%" fo:background-color="transparent" loext:char-shading-value="0" style:font-name-complex="Arial1"/>
    </style:style>
    <style:style style:name="T41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42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43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4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45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6" style:family="text">
      <style:text-properties style:font-name="Arial1"/>
    </style:style>
    <style:style style:name="T47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48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49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50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1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2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3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4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5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6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7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58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59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60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61" style:family="text">
      <style:text-properties style:font-name="Arial1" fo:language="en" fo:country="US" officeooo:rsid="0065e9b6" style:letter-kerning="true" fo:background-color="transparent" loext:char-shading-value="0"/>
    </style:style>
    <style:style style:name="T62" style:family="text">
      <style:text-properties style:font-name="Arial1" fo:language="en" fo:country="US" officeooo:rsid="0065e9b6" fo:background-color="transparent" loext:char-shading-value="0"/>
    </style:style>
    <style:style style:name="T63" style:family="text">
      <style:text-properties style:font-name-complex="Arial1"/>
    </style:style>
    <style:style style:name="T64" style:family="text">
      <style:text-properties fo:background-color="transparent" loext:char-shading-value="0"/>
    </style:style>
    <style:style style:name="T65" style:family="text">
      <style:text-properties fo:background-color="transparent" loext:char-shading-value="0" style:font-name-complex="Arial1"/>
    </style:style>
    <style:style style:name="T66" style:family="text">
      <style:text-properties officeooo:rsid="00371fb0" fo:background-color="transparent" loext:char-shading-value="0"/>
    </style:style>
    <style:style style:name="T67" style:family="text">
      <style:text-properties officeooo:rsid="00531582" fo:background-color="transparent" loext:char-shading-value="0"/>
    </style:style>
    <style:style style:name="T68" style:family="text">
      <style:text-properties officeooo:rsid="00376f15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65e9b6"/>
    </style:style>
    <style:style style:name="T71" style:family="text">
      <style:text-properties fo:language="en" fo:country="US" officeooo:rsid="006967b5" style:letter-kerning="true"/>
    </style:style>
    <style:style style:name="T72" style:family="text">
      <style:text-properties fo:language="en" fo:country="US" officeooo:rsid="0065e9b6" style:letter-kerning="true"/>
    </style:style>
    <style:style style:name="T73" style:family="text">
      <style:text-properties fo:language="en" fo:country="US" officeooo:rsid="0065e9b6" fo:background-color="transparent" loext:char-shading-value="0"/>
    </style:style>
    <style:style style:name="T74" style:family="text">
      <style:text-properties fo:language="en" fo:country="US" officeooo:rsid="00642a02" fo:background-color="transparent" loext:char-shading-value="0"/>
    </style:style>
    <style:style style:name="T75" style:family="text">
      <style:text-properties fo:language="en" fo:country="US" officeooo:rsid="00677fea" fo:background-color="transparent" loext:char-shading-value="0"/>
    </style:style>
    <style:style style:name="T76" style:family="text">
      <style:text-properties fo:language="en" fo:country="US" style:text-underline-style="solid" style:text-underline-width="auto" style:text-underline-color="font-color" officeooo:rsid="00642a02"/>
    </style:style>
    <style:style style:name="T77" style:family="text">
      <style:text-properties fo:language="en" fo:country="US" style:text-underline-style="solid" style:text-underline-width="auto" style:text-underline-color="font-color" officeooo:rsid="00670e7b"/>
    </style:style>
    <style:style style:name="T78" style:family="text">
      <style:text-properties fo:language="en" fo:country="US" style:text-underline-style="solid" style:text-underline-width="auto" style:text-underline-color="font-color" officeooo:rsid="0065e9b6"/>
    </style:style>
    <style:style style:name="T79" style:family="text">
      <style:text-properties fo:language="en" fo:country="US" style:text-underline-style="solid" style:text-underline-width="auto" style:text-underline-color="font-color" officeooo:rsid="0065e9b6" style:font-name-complex="Arial1"/>
    </style:style>
    <style:style style:name="T80" style:family="text">
      <style:text-properties fo:language="en" fo:country="US" style:text-underline-style="solid" style:text-underline-width="auto" style:text-underline-color="font-color" officeooo:rsid="00670e7b" style:letter-kerning="true"/>
    </style:style>
    <style:style style:name="T81" style:family="text">
      <style:text-properties fo:language="en" fo:country="US" style:text-underline-style="solid" style:text-underline-width="auto" style:text-underline-color="font-color" officeooo:rsid="00670e7b" fo:background-color="transparent" loext:char-shading-value="0"/>
    </style:style>
    <style:style style:name="T82" style:family="text">
      <style:text-properties fo:language="en" fo:country="US" style:text-underline-style="solid" style:text-underline-width="auto" style:text-underline-color="font-color" officeooo:rsid="006f9a2a"/>
    </style:style>
    <style:style style:name="T83" style:family="text">
      <style:text-properties fo:language="en" fo:country="US" style:text-underline-style="solid" style:text-underline-width="auto" style:text-underline-color="font-color" officeooo:rsid="006efdaf"/>
    </style:style>
    <style:style style:name="T84" style:family="text">
      <style:text-properties fo:language="en" fo:country="US" style:text-underline-style="none"/>
    </style:style>
    <style:style style:name="T85" style:family="text">
      <style:text-properties officeooo:rsid="00718098"/>
    </style:style>
    <style:style style:name="T86" style:family="text">
      <style:text-properties style:text-underline-style="solid" style:text-underline-width="auto" style:text-underline-color="font-color" fo:background-color="transparent" loext:char-shading-value="0"/>
    </style:style>
    <style:style style:name="T8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г. Ижевск</text:p>
          </table:table-cell>
          <table:table-cell table:style-name="Таблица2.B1" office:value-type="string">
            <text:h text:style-name="P31" text:outline-level="2">Акт сдачи-приемки <text:span text:style-name="T68">оказанных услуг</text:span><text:span text:style-name="T37"> </text:span><text:line-break/>к Договору <text:span text:style-name="T68">возмедного </text:span>оказания услуг<text:span text:style-name="T64"> №</text:span><text:span text:style-name="T73">{d.actNumber}</text:span><text:span text:style-name="T64"> от </text:span><text:span text:style-name="T62">{d.actDate.day}</text:span><text:span text:style-name="T64">.</text:span><text:span text:style-name="T62">{d.actDate.</text:span><text:span text:style-name="T61">month</text:span><text:span text:style-name="T62">}</text:span><text:span text:style-name="T64">.202</text:span><text:span text:style-name="T62">{d.actDate.</text:span><text:span text:style-name="T61">lastNumberOfYear</text:span><text:span text:style-name="T62">}</text:span><text:span text:style-name="T64">г.</text:span></text:h>
          </table:table-cell>
          <table:table-cell table:style-name="Таблица2.C1" office:value-type="string">
            <text:p text:style-name="P8"><text:span text:style-name="T70">{d.actDate.day}</text:span>.<text:span text:style-name="T70">{d.actDate.</text:span><text:span text:style-name="T72">month</text:span><text:span text:style-name="T70">}</text:span>.202<text:span text:style-name="T70">{d.actDate.</text:span><text:span text:style-name="T72">lastNumberOfYear</text:span><text:span text:style-name="T70">}</text:span>г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T10">Заказчик: </text:span><text:span text:style-name="T38">Публичное акционерное общество «БыстроБанк» <text:s text:c="10"/></text:span><text:span text:style-name="T39"><text:s text:c="118"/></text:span></text:p>
            <text:p text:style-name="P11"><text:span text:style-name="T40">Лицензия Банка России № 1745, </text:span><text:span text:style-name="T41">ОГРН 1021800001508 <text:s/>ИНН 1831002591, ОКПО 13068554, </text:span></text:p>
            <text:p text:style-name="P11"><text:span text:style-name="T41">БИК 049401814 К/с 30101810200000000814</text:span><text:span text:style-name="T42"> </text:span><text:span text:style-name="T41">в Отделении - НБ Удмуртская Республика </text:span></text:p>
            <text:p text:style-name="P11"><text:span text:style-name="T44">426008, Удмуртская Республика, г. Ижевск, ул. Пушкинская, 268 </text:span><text:span text:style-name="T65">телефон: (3412) 90-80-90, </text:span><text:span text:style-name="T28">contact@</text:span><text:span text:style-name="T43">bystrobank</text:span><text:span text:style-name="T28">.ru, </text:span><text:span text:style-name="T1">в лице </text:span><text:span text:style-name="T45">Храмова Михаила Андреевича,</text:span></text:p>
            <text:p text:style-name="P11"><text:span text:style-name="T45">действующего на основании </text:span><text:span text:style-name="T26">доверенности № </text:span><text:span text:style-name="T27">149/2</text:span><text:span text:style-name="T26"> от </text:span><text:span text:style-name="T27">01</text:span><text:span text:style-name="T26">.</text:span><text:span text:style-name="T27">08</text:span><text:span text:style-name="T26">.201</text:span><text:span text:style-name="T27">9</text:span><text:span text:style-name="T26">г.,</text:span></text:p>
            <text:p text:style-name="P2"/>
            <text:p text:style-name="P3">И<text:span text:style-name="T46">сполнитель: </text:span><text:span text:style-name="T74">{d.contractorName.</text:span><text:span text:style-name="T75">lastName</text:span><text:span text:style-name="T74">} {d.contractorName.</text:span><text:span text:style-name="T75">firstName</text:span><text:span text:style-name="T74">} {d.contractorName.</text:span><text:span text:style-name="T75">patronymic</text:span><text:span text:style-name="T74">} {d.contractorBirthDate}</text:span></text:p>
            <text:p text:style-name="P25">Паспорт<text:span text:style-name="T87"> </text:span><text:span text:style-name="T76">{d.passport</text:span><text:span text:style-name="T77">}</text:span>, </text:p>
            <text:p text:style-name="P25">дата выдачи:<text:span text:style-name="T84"> </text:span><text:span text:style-name="T78">{d.issueDate</text:span><text:span text:style-name="T23">}</text:span> года, <text:span text:style-name="T69">ИНН </text:span><text:span text:style-name="T78">{d.tin}</text:span>, </text:p>
            <text:p text:style-name="P26">БИК <text:span text:style-name="T78">{d.bic</text:span><text:span text:style-name="T23">}</text:span> расч.(тек.) счет<text:span text:style-name="T63">: </text:span><text:span text:style-name="T79">{d.paymentAccount</text:span><text:span text:style-name="T24">}</text:span></text:p>
            <text:p text:style-name="P26">к/с <text:span text:style-name="T78">{d.correspondentAccount</text:span><text:span text:style-name="T23">}</text:span></text:p>
            <text:p text:style-name="P24"><text:span text:style-name="T66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64">арегистрированный в качестве плательщика налога на профессиональный доход (самозанятого) </text:span><text:span text:style-name="T86">«</text:span><text:span text:style-name="T81">{d.registrationDate.day}</text:span><text:span text:style-name="T86">» </text:span><text:span text:style-name="T81">{d.registrationDate.</text:span><text:span text:style-name="T25">month</text:span><text:span text:style-name="T81">}</text:span><text:span text:style-name="T86"> 202</text:span><text:span text:style-name="T81">{d.registrationDate.</text:span><text:span text:style-name="T25">lastNumberOfYear</text:span><text:span text:style-name="T81">}</text:span><text:span text:style-name="T86"> г.</text:span><text:span text:style-name="T64">, </text:span><text:span text:style-name="T67">согласно уведомлению налоговой инспекции </text:span><text:span text:style-name="T81">{d.taxInspectionName}</text:span></text:p>
            <text:p text:style-name="P27">Адрес регистрации, почтовый адрес: <text:span text:style-name="T29">{d.registrationAdress}</text:span></text:p>
            <text:p text:style-name="P29">Телефон: <text:span text:style-name="T80">{d.phoneNumber}</text:span><text:span text:style-name="T71">,</text:span> е-mail: <text:span text:style-name="T80">{d.email}</text:span>.</text:p>
            <text:p text:style-name="P28"><text:span text:style-name="T2">совместно именуемые - «Стороны», заключили настоящий </text:span><text:span text:style-name="T11">Акт сдачи-приемки оказанных услуг (далее-Акт)</text:span><text:span text:style-name="T2"> о следующем:</text:span></text:p>
            <text:p text:style-name="P30"/>
          </table:table-cell>
          <table:table-cell table:style-name="Таблица3.B1" office:value-type="string">
            <text:p text:style-name="P5"/>
          </table:table-cell>
        </table:table-row>
      </table:table>
      <text:p text:style-name="P16"><text:span text:style-name="T5">1. В соответствии с Договором оказания у</text:span><text:span text:style-name="T7">слуг</text:span><text:span text:style-name="T4"> №</text:span><text:span text:style-name="T12">{d.contractNumber}</text:span><text:span text:style-name="T6"> от </text:span><text:span text:style-name="T17">{d.contractDate.day}</text:span><text:span text:style-name="T9">.</text:span><text:span text:style-name="T17">{d.contractDate.month}</text:span><text:span text:style-name="T9">.202</text:span><text:span text:style-name="T17">{d.contractDate.lastNumberOfYear}</text:span><text:span text:style-name="T9"> г.</text:span><text:span text:style-name="T7"> <text:s/>в период с «</text:span><text:span text:style-name="T19">{d.</text:span><text:span text:style-name="T9">contractPeriod.</text:span><text:span text:style-name="T19">beginningDate.day}</text:span><text:span text:style-name="T7">» </text:span><text:span text:style-name="T19">{d.</text:span><text:span text:style-name="T9">contractPeriod.</text:span><text:span text:style-name="T19">beginningDate.</text:span><text:span text:style-name="T17">month</text:span><text:span text:style-name="T19">}</text:span><text:span text:style-name="T7"> 202</text:span><text:span text:style-name="T21">{d.</text:span><text:span text:style-name="T8">contractPeriod.</text:span><text:span text:style-name="T21">beginningDate.</text:span><text:span text:style-name="T13">lastNumberOfYear</text:span><text:span text:style-name="T21">} </text:span><text:span text:style-name="T7">г. по «</text:span><text:span text:style-name="T19">{d.</text:span><text:span text:style-name="T18">contractPeriod.</text:span><text:span text:style-name="T19">endDate.day}</text:span><text:span text:style-name="T7">» </text:span><text:span text:style-name="T19">{d.</text:span><text:span text:style-name="T18">contractPeriod.</text:span><text:span text:style-name="T19">endDate.</text:span><text:span text:style-name="T17">month</text:span><text:span text:style-name="T19">}</text:span><text:span text:style-name="T7"> 202</text:span><text:span text:style-name="T21">{d.</text:span><text:span text:style-name="T22">contractPeriod.</text:span><text:span text:style-name="T21">endDate.</text:span><text:span text:style-name="T13">lastNumberOfYear</text:span><text:span text:style-name="T21">} </text:span><text:span text:style-name="T7">г.</text:span><text:span text:style-name="T5"> Исполнителем оказаны следующие услуги:</text:span></text:p>
      <text:p text:style-name="P17"><text:span text:style-name="T5">- </text:span><text:span text:style-name="T14">{d.services[</text:span><text:span text:style-name="T15">i</text:span><text:span text:style-name="T14">].</text:span><text:span text:style-name="T16">name</text:span><text:span text:style-name="T14">}</text:span></text:p>
      <text:p text:style-name="P21">- <text:span text:style-name="T77">{d.services[</text:span><text:span text:style-name="T82">i+1</text:span><text:span text:style-name="T77">].</text:span><text:span text:style-name="T83">name</text:span><text:span text:style-name="T77">}</text:span></text:p>
      <text:p text:style-name="P22"><text:span text:style-name="T3">2. Согласованная сторонами с</text:span><text:span text:style-name="T30">тоимость услуг Исполнителя, оказанных Заказчику составляет <text:s/></text:span><text:span text:style-name="T31">{d.price.number} </text:span><text:span text:style-name="T34">(</text:span><text:span text:style-name="T31">{d.price.</text:span><text:span text:style-name="T32">text</text:span><text:span text:style-name="T31">}</text:span><text:span text:style-name="T36">)</text:span><text:span text:style-name="T35"> </text:span><text:span text:style-name="T33">рублей</text:span><text:span text:style-name="T30"> 00 копеек.</text:span></text:p>
      <text:p text:style-name="P18"><text:span text:style-name="T49">3</text:span><text:span text:style-name="T48">.</text:span><text:span text:style-name="T57"> </text:span><text:span text:style-name="T60">Исполнитель обязуется </text:span><text:span text:style-name="T54">сформировать чек и передать его Заказчику.</text:span></text:p>
      <text:p text:style-name="P19"><text:span text:style-name="T58">4</text:span><text:span text:style-name="T59">.</text:span><text:span text:style-name="T55"> </text:span><text:span text:style-name="T56">Ус</text:span><text:span text:style-name="T52">луги по Договору оказаны в полном объеме,</text:span><text:span text:style-name="T55"> оказаны качественно, </text:span><text:span text:style-name="T53">с</text:span><text:span text:style-name="T52">тороны претензий друг к другу не имеют.</text:span></text:p>
      <text:p text:style-name="P20"><text:span text:style-name="T51">5</text:span><text:span text:style-name="T52">.</text:span><text:span text:style-name="T47"> </text:span><text:span text:style-name="T52">Настоящий </text:span><text:span text:style-name="T50">А</text:span><text:span text:style-name="T52">кт составлен и подписан</text:span><text:span text:style-name="T55"> в 2 (двух) экземплярах, по одному экземпляру для каждой из Сторон.</text:span></text:p>
      <text:p text:style-name="P7"/>
      <text:p text:style-name="P4">Заказчик:<text:tab/><text:tab/><text:tab/><text:tab/><text:tab/><text:tab/><text:tab/><text:tab/><text:tab/>Исполнитель: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">Храмов М.А.</text:p>
          </table:table-cell>
          <table:table-cell table:style-name="Таблица4.B1" office:value-type="string">
            <text:p text:style-name="P5"/>
          </table:table-cell>
          <table:table-cell table:style-name="Таблица4.C1" office:value-type="string">
            <text:p text:style-name="P9">{d.contractorName.lastName<text:span text:style-name="T85">} </text:span>{d.contractorName.initials}</text:p>
          </table:table-cell>
        </table:table-row>
        <table:table-row table:style-name="Таблица4.2">
          <table:table-cell table:style-name="Таблица4.A2" office:value-type="string">
            <text:p text:style-name="P5"/>
          </table:table-cell>
          <table:table-cell table:style-name="Таблица4.B1" office:value-type="string">
            <text:p text:style-name="P5"/>
          </table:table-cell>
          <table:table-cell table:style-name="Таблица4.C2" office:value-type="string">
            <text:p text:style-name="P5"/>
          </table:table-cell>
        </table:table-row>
      </table:table>
      <text:p text:style-name="P14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6T21:00:18.061000000</dc:date>
    <meta:print-date>2020-10-13T13:32:00</meta:print-date>
    <meta:editing-cycles>78</meta:editing-cycles>
    <meta:editing-duration>P24DT8H21M17S</meta:editing-duration>
    <meta:generator>LibreOffice/7.1.1.2$Windows_X86_64 LibreOffice_project/fe0b08f4af1bacafe4c7ecc87ce55bb426164676</meta:generator>
    <meta:document-statistic meta:table-count="3" meta:image-count="0" meta:object-count="0" meta:page-count="2" meta:paragraph-count="28" meta:word-count="238" meta:character-count="2692" meta:non-whitespace-character-count="2329"/>
  </office:meta>
</office:document-meta>
</file>